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50.00%" fo:text-align="justify" fo:margin-bottom="10.00pt"/>
    </style:style>
    <style:style style:name="P4" style:family="paragraph">
      <style:paragraph-properties fo:line-height="115.00%" fo:text-align="justify" fo:margin-bottom="10.00pt"/>
    </style:style>
  </office:automatic-styles>
  <office:body>
    <office:text>
      <text:p text:style-name="P1"><text:span text:style-name="T1"/></text:p>
      <text:p text:style-name="P1"><text:span text:style-name="T1">CAB SERVICE MANAGEMENT SYSTEM</text:span></text:p>
      <text:p text:style-name="P2"><text:span text:style-name="T2"/></text:p>
      <text:p text:style-name="P2"><text:span text:style-name="T2">Software Requirement Specification</text:span></text:p>
      <text:p text:style-name="P2"><text:span text:style-name="T3">Functional requirements</text:span><text:span text:style-name="T4"/></text:p>
      <text:p text:style-name="P3"><text:span text:style-name="T5">User Login / Registration:</text:span></text:p>
      <text:p text:style-name="P3"><text:span text:style-name="T6">First the user enter into the home page and choose login.If they are not yet restered want to register using the information including mail id and phone number .If they are already restered,then login using their mail id and password.</text:span></text:p>
      <text:p text:style-name="P3"><text:span text:style-name="T6">Once they are logged in then they can able to<text:s text:c="2"/>do cab booking.If the user forgot the password then they can create new one by using their phone number.an OTP is send to the registerd phone number to reset the password.</text:span></text:p>
      <text:p text:style-name="P3"><text:span text:style-name="T7">Driver Login/Registration :</text:span></text:p>
      <text:p text:style-name="P3"><text:span text:style-name="T8">The driver wants to register to the system with their details including driving license number,vehicle documents,medicall certificate ,personal informations etc.They can login using their credentials only after the verifications are done with their driving licence and vehical details.If they forgot the password then they can create new one by using their phone number.an OTP is send to the registerd phone number to reset the password.</text:span></text:p>
      <text:p text:style-name="P3"><text:span text:style-name="T9">Search:</text:span></text:p>
      <text:p text:style-name="P3"><text:span text:style-name="T10">After the user login they can start the cab booking procedure.They can search the pick up location and destination location using the search tool.And also use the GPS to know where you are right now.By turning on the location in our device the GPS automatically shows the place that you are right now.</text:span></text:p>
      <text:p text:style-name="P3"><text:span text:style-name="T11">View<text:s/></text:span><text:span text:style-name="T12">the selected location on the detailed map after entering the location details.</text:span></text:p>
      <text:p text:style-name="P3"><text:span text:style-name="T13">Booking and Confirmation:</text:span></text:p>
      <text:p text:style-name="P3"><text:span text:style-name="T14">After enter the pick up and destination locations we can see the estimate time when you are reached that location and the distance with the current location and destination location,then we have to choose the type of vehicle that you are want by the number of travellers in the jounery.While we are selecting the cab type we can able to see the price of the ride and estimated time of reaching with each cab.After choosing the vechicle type , the booking confirmation needed.An OTP will get by the user once the booking confirmation is done.We can do the payment after the trip.Allow users to estimate the cost of ride before using it.</text:span></text:p>
      <text:p text:style-name="P3"><text:span text:style-name="T14">After done the booking we can see the vehicle name and vehicle<text:s text:c="2"/>number of that cab that<text:s text:c="2"/>accept our request.</text:span></text:p>
      <text:p text:style-name="P3"><text:span text:style-name="T15">Location Tracking :</text:span></text:p>
      <text:p text:style-name="P3"><text:span text:style-name="T16">After confirm the booking we can able to see the current status of the booking by able to see if there any cabs nearby locations .The first call will go for the cab most near to us.And if they are not take it,it will go for the next nearst one and so on.If any cabs pick up ,then we can able to see the location of that cab right now .We can also able to see the estimated time when the cab reaches to us for pick up.If the cab is on another trip and we are waiting for completing that trip then we can see that information too.Use GPS to detect the current location or live status of the cab as well as in their function.</text:span></text:p>
      <text:p text:style-name="P3"><text:span text:style-name="T17">Get request to the driver:</text:span></text:p>
      <text:p text:style-name="P3"><text:span text:style-name="T18">The request is get by the driver if any booking confirmation is done nearby.Request is first get by the cab with less distance from the passenger.Only if they are ingore or reject it, then it get by the next one and so on.Driver get the request with the destination point ,pick up point and the user's name.It is their choice to either take it or reject it.</text:span></text:p>
      <text:p text:style-name="P3"><text:span text:style-name="T19">Authenticate the passenger:</text:span></text:p>
      <text:p text:style-name="P3"><text:span text:style-name="T20">The driver needs to verify the passanger by the OTP provided by them.The trip will start only after that verification is done.</text:span></text:p>
      <text:p text:style-name="P3"><text:span text:style-name="T21">Payment:</text:span></text:p>
      <text:p text:style-name="P3"><text:span text:style-name="T22">We can choose the payment method either by UPI Id/credit card/debit card/cash payment.After Completing the trip we can do<text:s/></text:span><text:span text:style-name="T23">rating</text:span><text:span text:style-name="T24"><text:s/>of that cab and driver.The drivers also able to add the account details in the system to do the payment using the system.</text:span></text:p>
      <text:p text:style-name="P3"><text:span text:style-name="T25">Cancel Booking:</text:span></text:p>
      <text:p text:style-name="P3"><text:span text:style-name="T26">After confirm the booking the users can cancel it .But the system should automatically reduce the rating of that user automaticaly if they are cancel the trip frequently after booking it.The user can also mention a reason for cancel the booking.</text:span></text:p>
      <text:p text:style-name="P3"><text:span text:style-name="T27">Reserve booking :</text:span></text:p>
      <text:p text:style-name="P3"><text:span text:style-name="T28">Users who need to schedule the journey for the later date will get the pop up window where they can select date as well as the desied time.</text:span></text:p>
      <text:p text:style-name="P3"><text:span text:style-name="T29">Chat/Call :</text:span></text:p>
      <text:p text:style-name="P3"><text:span text:style-name="T30">The user can able to call or chat with the cab driver if they wanted.They can contact the driver through their wish if needed.</text:span></text:p>
      <text:p text:style-name="P3"><text:span text:style-name="T31">SOS Button:</text:span></text:p>
      <text:p text:style-name="P3"><text:span text:style-name="T32">Add SOS button in the system to provie the details of the location and journey to police or other contact if they face any emergency during the trip.</text:span></text:p>
      <text:p text:style-name="P3"><text:span text:style-name="T33">Settings:</text:span></text:p>
      <text:p text:style-name="P3"><text:span text:style-name="T34">The user make changes in the system settings according to their needs.The profile details of the user can be view in the top of the system.The profile is created from the details collected during registration.User can able to update the details.</text:span><text:span text:style-name="T35"/></text:p>
      <text:p text:style-name="P3"><text:span text:style-name="T36">Non Functional Requirements:</text:span></text:p>
      <text:p text:style-name="P3"><text:span text:style-name="T37">Performance:</text:span></text:p>
      <text:p text:style-name="P3"><text:span text:style-name="T38">The system should provide better performance according to the user's device.</text:span></text:p>
      <text:p text:style-name="P3"><text:span text:style-name="T39">Security:</text:span></text:p>
      <text:p text:style-name="P3"><text:span text:style-name="T40">The system should provide data transfer and data storage security.The data enterd in the system like the user's personal informations and payment card details want to be secured in the system .</text:span></text:p>
      <text:p text:style-name="P3"><text:span text:style-name="T41">Graphical User Interface:</text:span></text:p>
      <text:p text:style-name="P3"><text:span text:style-name="T42">Provide simple and user friendly designs to understand easly by the users.</text:span></text:p>
      <text:p text:style-name="P4"><text:span text:style-name="T42"/></text:p>
      <text:p text:style-name="P4"><text:span text:style-name="T4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